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ecd" officeooo:paragraph-rsid="000aaecd"/>
    </style:style>
    <style:style style:name="P2" style:family="paragraph" style:parent-style-name="Standard">
      <style:paragraph-properties fo:text-align="justify" style:justify-single-word="false"/>
      <style:text-properties officeooo:rsid="000aaecd" officeooo:paragraph-rsid="000aaecd"/>
    </style:style>
    <style:style style:name="P3" style:family="paragraph" style:parent-style-name="Standard">
      <style:paragraph-properties fo:text-align="justify" style:justify-single-word="false"/>
      <style:text-properties officeooo:paragraph-rsid="000aaecd"/>
    </style:style>
    <style:style style:name="T1" style:family="text">
      <style:text-properties officeooo:rsid="000aa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ra de acordar:</text:p>
      <text:p text:style-name="P2"/>
      <text:p text:style-name="P2">Início</text:p>
      <text:p text:style-name="P2"><text:tab/>Se o despertador toca:</text:p>
      <text:p text:style-name="P2"><text:tab/><text:tab/>Então</text:p>
      <text:p text:style-name="P2"><text:tab/><text:tab/><text:tab/>Abrir os olhos</text:p>
      <text:p text:style-name="P2"><text:tab/><text:tab/><text:tab/>Ficar irritado</text:p>
      <text:p text:style-name="P2"><text:tab/><text:tab/><text:tab/>Desligar o despertador</text:p>
      <text:p text:style-name="P2"><text:tab/><text:tab/><text:tab/>Sentar na cama</text:p>
      <text:p text:style-name="P2"><text:tab/><text:tab/><text:tab/>Levantar</text:p>
      <text:p text:style-name="P2"><text:tab/><text:tab/><text:tab/>Ir ao banheiro</text:p>
      <text:p text:style-name="P2"><text:tab/><text:tab/><text:tab/>Fazer as necessidades fisiológicas</text:p>
      <text:p text:style-name="P2"><text:tab/><text:tab/><text:tab/>Fazer a higiene pessoal</text:p>
      <text:p text:style-name="P2"><text:tab/><text:tab/><text:tab/>Ir a cozinha</text:p>
      <text:p text:style-name="P2"><text:tab/><text:tab/><text:tab/>Colocar a água para ferver</text:p>
      <text:p text:style-name="P2"><text:tab/><text:tab/><text:tab/>Colocar açúcar na água</text:p>
      <text:p text:style-name="P2"><text:tab/><text:tab/><text:tab/>Lavar a garrafa de café</text:p>
      <text:p text:style-name="P2"><text:tab/><text:tab/><text:tab/>Colocar a melita no coador</text:p>
      <text:p text:style-name="P2"><text:tab/><text:tab/><text:tab/>Colocar pó de café no coador</text:p>
      <text:p text:style-name="P2"><text:tab/><text:tab/><text:tab/>Esperar ferver a água</text:p>
      <text:p text:style-name="P2"><text:tab/><text:tab/><text:tab/>Desligar o fogo</text:p>
      <text:p text:style-name="P2"><text:tab/><text:tab/><text:tab/>Passar o café</text:p>
      <text:p text:style-name="P2"><text:tab/><text:tab/><text:tab/>Beber o café</text:p>
      <text:p text:style-name="P2"><text:tab/><text:tab/><text:tab/>Fim</text:p>
      <text:p text:style-name="P2"><text:tab/>Se o despertador não toca:</text:p>
      <text:p text:style-name="P2"><text:tab/><text:tab/>Então</text:p>
      <text:p text:style-name="P2"><text:tab/><text:tab/><text:tab/>Acordar somente quando o sono acabar;</text:p>
      <text:p text:style-name="P2"><text:tab/><text:tab/><text:tab/>Abrir os olhos</text:p>
      <text:p text:style-name="P2"><text:tab/><text:tab/><text:tab/>Não ficar irritado</text:p>
      <text:p text:style-name="P2"><text:tab/><text:tab/><text:tab/>Sentar na cama</text:p>
      <text:p text:style-name="P2"><text:tab/><text:tab/><text:tab/>Levantar</text:p>
      <text:p text:style-name="P2"><text:tab/><text:tab/><text:tab/>Ir ao banheiro</text:p>
      <text:p text:style-name="P2"><text:tab/><text:tab/><text:tab/>Fazer as necessidades fisiológicas</text:p>
      <text:p text:style-name="P2"><text:tab/><text:tab/><text:tab/>Fazer a higiene pessoal</text:p>
      <text:p text:style-name="P2"><text:tab/><text:tab/><text:tab/>Ir a cozinha</text:p>
      <text:p text:style-name="P2"><text:tab/><text:tab/><text:tab/>Colocar a água para ferver</text:p>
      <text:p text:style-name="P2"><text:tab/><text:tab/><text:tab/>Colocar açúcar na água</text:p>
      <text:p text:style-name="P2"><text:tab/><text:tab/><text:tab/>Lavar a garrafa de café</text:p>
      <text:p text:style-name="P2"><text:tab/><text:tab/><text:tab/>Colocar a melita no coador</text:p>
      <text:p text:style-name="P2"><text:tab/><text:tab/><text:tab/>Colocar pó de café no coador</text:p>
      <text:p text:style-name="P2"><text:tab/><text:tab/><text:tab/>Esperar ferver a água</text:p>
      <text:p text:style-name="P2"><text:tab/><text:tab/><text:tab/>Desligar o fogo</text:p>
      <text:p text:style-name="P2"><text:tab/><text:tab/><text:tab/>Passar o café</text:p>
      <text:p text:style-name="P2"><text:tab/><text:tab/><text:tab/>Beber o café</text:p>
      <text:p text:style-name="P2"><text:tab/><text:tab/><text:tab/>Fim</text:p>
      <text:p text:style-name="P2"><text:tab/></text:p>
      <text:p text:style-name="P2">Demais atividades do dia</text:p>
      <text:p text:style-name="P2">Fim do program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16:58:53.312000000</meta:creation-date>
    <dc:date>2024-08-24T17:52:31.960000000</dc:date>
    <meta:editing-duration>PT53M39S</meta:editing-duration>
    <meta:editing-cycles>1</meta:editing-cycles>
    <meta:document-statistic meta:table-count="0" meta:image-count="0" meta:object-count="0" meta:page-count="1" meta:paragraph-count="47" meta:word-count="156" meta:character-count="947" meta:non-whitespace-character-count="716"/>
    <meta:generator>LibreOffice/7.6.0.3$Windows_X86_64 LibreOffice_project/69edd8b8ebc41d00b4de3915dc82f8f0fc3b6265</meta:generator>
  </office:meta>
</office:document-meta>
</file>